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Normálny" style:family="paragraph">
      <style:paragraph-properties fo:text-align="justify" fo:margin-top="0.0833in" fo:margin-bottom="0.0833in" fo:text-indent="0.4923in"/>
      <style:text-properties style:font-name="Times New Roman" style:font-name-complex="Times New Roman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9" style:parent-style-name="Bezriadkovania" style:list-style-name="LFO1" style:family="paragraph">
      <style:paragraph-properties fo:text-align="justify"/>
    </style:style>
    <style:style style:name="T10" style:parent-style-name="Predvolenépísmoodseku" style:family="text">
      <style:text-properties style:font-name="Times New Roman" style:font-name-complex="Times New Roman" style:font-size-complex="12pt"/>
    </style:style>
    <style:style style:name="T11" style:parent-style-name="Predvolenépísmoodseku" style:family="text">
      <style:text-properties style:font-name="Times New Roman" style:font-name-complex="Times New Roman" fo:color="#000000" style:font-size-complex="12pt" fo:background-color="#FFFFFF"/>
    </style:style>
    <style:style style:name="T12" style:parent-style-name="Predvolenépísmoodseku" style:family="text">
      <style:text-properties style:font-name="Times New Roman" style:font-name-complex="Times New Roman" fo:color="#000000" style:font-size-complex="12pt" fo:background-color="#FFFFFF"/>
    </style:style>
    <style:style style:name="P13" style:parent-style-name="Bezriadkovania" style:list-style-name="LFO1" style:family="paragraph">
      <style:paragraph-properties fo:text-align="justify"/>
    </style:style>
    <style:style style:name="P14" style:parent-style-name="Bezriadkovania" style:list-style-name="LFO1" style:family="paragraph">
      <style:paragraph-properties fo:text-align="justify"/>
      <style:text-properties style:font-name="Times New Roman" style:font-name-complex="Times New Roman" style:font-size-complex="12pt"/>
    </style:style>
    <style:style style:name="P15" style:parent-style-name="Bezriadkovania" style:family="paragraph">
      <style:paragraph-properties fo:text-align="justify" fo:margin-left="0.25in">
        <style:tab-stops/>
      </style:paragraph-properties>
    </style:style>
    <style:style style:name="T16" style:parent-style-name="Predvolenépísmoodseku" style:family="text">
      <style:text-properties style:font-name="Times New Roman" style:font-name-complex="Times New Roman" fo:color="#000000" style:font-size-complex="12pt" fo:background-color="#FFFFFF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 fo:text-indent="0.25in"/>
    </style:style>
    <style:style style:name="T21" style:parent-style-name="Predvolenépísmoodseku" style:family="text">
      <style:text-properties style:font-name="Times New Roman" style:font-name-complex="Times New Roman"/>
    </style:style>
    <style:style style:name="T22" style:parent-style-name="Predvolenépísmoodseku" style:family="text">
      <style:text-properties style:font-name="Times New Roman" style:font-name-complex="Times New Roman"/>
    </style:style>
    <style:style style:name="T23" style:parent-style-name="Predvolenépísmoodseku" style:family="text">
      <style:text-properties style:font-name="Times New Roman" style:font-name-complex="Times New Roman" style:font-weight-complex="bold"/>
    </style:style>
    <style:style style:name="P24" style:parent-style-name="Standard" style:list-style-name="LFO2" style:family="paragraph">
      <style:paragraph-properties fo:text-align="justify"/>
    </style:style>
    <style:style style:name="T25" style:parent-style-name="Predvolenépísmoodseku" style:family="text">
      <style:text-properties style:font-name="Times New Roman" style:font-name-complex="Times New Roman"/>
    </style:style>
    <style:style style:name="T26" style:parent-style-name="Predvolenépísmoodseku" style:family="text">
      <style:text-properties style:font-name="Times New Roman" style:font-name-complex="Times New Roman"/>
    </style:style>
    <style:style style:name="P27" style:parent-style-name="Standard" style:list-style-name="LFO2" style:family="paragraph">
      <style:paragraph-properties fo:text-align="justify"/>
    </style:style>
    <style:style style:name="P28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3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6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39" style:parent-style-name="Standard" style:family="paragraph">
      <style:paragraph-properties fo:text-align="justify" fo:margin-left="0.4923in">
        <style:tab-stops/>
      </style:paragraph-properties>
      <style:text-properties style:font-name="Times New Roman" style:font-name-complex="Times New Roman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 fo:margin-left="0.4923in">
        <style:tab-stops/>
      </style:paragraph-properties>
    </style:style>
    <style:style style:name="T43" style:parent-style-name="Predvolenépísmoodseku" style:family="text">
      <style:text-properties style:font-name="Times New Roman" style:font-name-complex="Times New Roman"/>
    </style:style>
    <style:style style:name="T44" style:parent-style-name="Predvolenépísmoodseku" style:family="text">
      <style:text-properties style:font-name="Times New Roman" style:font-name-complex="Times New Roman"/>
    </style:style>
    <style:style style:name="T45" style:parent-style-name="Predvolenépísmoodseku" style:family="text">
      <style:text-properties style:font-name="Times New Roman" style:font-name-complex="Times New Roman"/>
    </style:style>
    <style:style style:name="T46" style:parent-style-name="Predvolenépísmoodseku" style:family="text">
      <style:text-properties style:font-name="Times New Roman" style:font-name-complex="Times New Roman"/>
    </style:style>
    <style:style style:name="T47" style:parent-style-name="Predvolenépísmoodseku" style:family="text">
      <style:text-properties style:font-name="Times New Roman" style:font-name-complex="Times New Roman"/>
    </style:style>
    <style:style style:name="T48" style:parent-style-name="Predvolenépísmoodseku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Materská škola, Adámiho 11, Bratislava</text:p>
      <text:p text:style-name="P2"/>
      <text:p text:style-name="P3"/>
      <text:p text:style-name="P4">Podmienky prijímania detí na predprimárne vzdelávanie pre školský rok 2023/2024</text:p>
      <text:p text:style-name="P5"/>
      <text:p text:style-name="P6">Od 1. januára 2021 prijímanie detí na predprimárne vzdelávanie<text:s/>do materskej školy upravuje § 59 a zákona č. 245/2008 Z. z. o výchove a vzdelávaní (školský zákon) a o zmene a doplnení niektorých zákonov <text:s/>(ďalej len „školský zákon“) a vyhlášky Ministerstva školstva SR č. 541/2021 Z. z. o materskej škole v znení neskorších predpisov (ďalej len „vyhláška o materskej škole“).</text:p>
      <text:p text:style-name="P7"/>
      <text:p text:style-name="P8">Podmienky prijímania zo zákona:</text:p>
      <text:list text:style-name="LFO1" text:continue-numbering="true">
        <text:list-item>
          <text:p text:style-name="P9"><text:span text:style-name="T10">Prednostne sa podľa § 59 ods. 2 školského zákona budú prijímať deti,<text:s/></text:span><text:span text:style-name="T11">pre ktoré je plnenie predprimárneho vzdelávania povinné</text:span><text:span text:style-name="T12">.</text:span></text:p>
        </text:list-item>
        <text:list-item>
          <text:p text:style-name="P13"/>
        </text:list-item>
        <text:list-item>
          <text:p text:style-name="P14">Na predprimárne vzdelávanie v materskej škole (MŠ) sa všeobecne prijíma dieťa od troch rokov veku.<text:s/></text:p>
        </text:list-item>
      </text:list>
      <text:p text:style-name="P15"><text:span text:style-name="T16">.</text:span></text:p>
      <text:p text:style-name="P17"/>
      <text:p text:style-name="P18">Ostatné podmienky prijatia:</text:p>
      <text:p text:style-name="P19"/>
      <text:p text:style-name="P20"><text:span text:style-name="T21">V prípade zvýšeného záujmu zákonných zástupcov o prijatie detí do MŠ Adámiho 11 v Bratislave, po prijatí všetkých detí, pre ktoré bude od školského roku 2023/2024<text:s/></text:span><text:span text:style-name="T22">predprimárne vzdelávanie povinné, budú na základe žiadosti zákonného zástupcu/zástupcu zariadenia do naplnenia kapacity MŠ Adámiho 11 v Bratislave<text:s/></text:span><text:span text:style-name="T23">prednostne prijímané deti:</text:span></text:p>
      <text:list text:style-name="LFO2" text:continue-numbering="true">
        <text:list-item>
          <text:p text:style-name="P24"><text:span text:style-name="T25">ktoré nedovŕšia do 31.8.2023 vek 5 rokov a zákonný zástupca žiada o prijatie na po</text:span><text:span text:style-name="T26">vinné predprimárne vzdelávanie od šk. roku 2023/2024, pričom predloží so žiadosťou aj písomný súhlas príslušného zariadenia poradenstva a prevencie <text:s/>a súhlasné vyjadrenie všeobecného lekára pre deti a dorast<text:s/></text:span>a dieťa má trvalý pobyt v spádovej ulici</text:p>
        </text:list-item>
        <text:list-item>
          <text:p text:style-name="P27">s trvalým pobytom v mestskej časti Bratislava-Karlova Ves, ktorých súrodenci budú pokračovať v predprimárnom vzdelávaní aj v šk. roku 2023/2024 v MŠ Adámiho 11, Bratislava</text:p>
        </text:list-item>
        <text:list-item>
          <text:p text:style-name="P28">deti z mestskej časti Bratislava Karlova-Ves – trvalý pobyt a nie sú prijaté do inej MŠ :</text:p>
        </text:list-item>
      </text:list>
      <text:p text:style-name="P29">-<text:s/>deti, ktoré dovŕšia vek 5 rokov</text:p>
      <text:p text:style-name="P30">- deti, ktoré dovŕšia vek 4 roky</text:p>
      <text:p text:style-name="P31">- deti, ktoré dovŕšia vek 3 roky</text:p>
      <text:p text:style-name="P32">- deti, ktoré dovŕšia 3 roky od 1. septembra do konca kalendárneho roka.</text:p>
      <text:list text:style-name="LFO2" text:continue-numbering="true">
        <text:list-item>
          <text:p text:style-name="P33">ostatné deti v závislosti od voľnej kapacity podľa veku a nie sú prijaté do inej MŠ:</text:p>
        </text:list-item>
      </text:list>
      <text:p text:style-name="P34">- deti, ktoré dovŕšia vek 5 rokov</text:p>
      <text:p text:style-name="P35">- deti, ktoré dovŕšia vek 4 roky</text:p>
      <text:p text:style-name="P36">- deti, ktoré dovŕšia vek 3 roky</text:p>
      <text:p text:style-name="P37"/>
      <text:p text:style-name="P38"/>
      <text:p text:style-name="P39"/>
      <text:p text:style-name="P40">V Bratislave<text:s/>14.4.2023<text:tab/><text:tab/><text:tab/><text:tab/><text:tab/><text:tab/><text:tab/><text:s text:c="5"/></text:p>
      <text:p text:style-name="P41"><text:s text:c="3"/><text:tab/><text:tab/><text:tab/><text:tab/><text:tab/><text:tab/><text:tab/><text:tab/><text:s text:c="16"/>Helena Hudecová</text:p>
      <text:p text:style-name="P42"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text:s text:c="22"/>riaditeľka materskej škol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Bezriadkovania" style:display-name="Bez riadkovania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580</meta:initial-creator>
    <dc:creator>MS Adamiho_riaditel</dc:creator>
    <meta:creation-date>2023-04-13T11:28:00Z</meta:creation-date>
    <dc:date>2023-04-14T10:19:00Z</dc:date>
    <meta:print-date>2023-04-13T12:10:00Z</meta:print-date>
    <meta:template xlink:href="Normal" xlink:type="simple"/>
    <meta:editing-cycles>7</meta:editing-cycles>
    <meta:editing-duration>PT1500S</meta:editing-duration>
    <meta:document-statistic meta:page-count="1" meta:paragraph-count="4" meta:word-count="330" meta:character-count="2208" meta:row-count="15" meta:non-whitespace-character-count="1882"/>
  </office:meta>
</office:document-meta>
</file>